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10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11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1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5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6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7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8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A9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BA0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BA1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0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0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1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4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15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3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5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6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7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8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D9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NBL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NBL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CKE0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CLK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NCAS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NE0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NRAS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MC_SDNWE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3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GPIO_Input</text:p>
          </table:table-cell>
          <table:table-cell table:style-name="ce1" office:value-type="string" calcext:value-type="string">
            <text:p>KBDB0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4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GPIO_Input</text:p>
          </table:table-cell>
          <table:table-cell table:style-name="ce1" office:value-type="string" calcext:value-type="string">
            <text:p>KBDB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5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GPIO_Input</text:p>
          </table:table-cell>
          <table:table-cell table:style-name="ce1" office:value-type="string" calcext:value-type="string">
            <text:p>KBDB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6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GPIO_Input</text:p>
          </table:table-cell>
          <table:table-cell table:style-name="ce1" office:value-type="string" calcext:value-type="string">
            <text:p>KBDB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8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GPIO_Input</text:p>
          </table:table-cell>
          <table:table-cell table:style-name="ce1" office:value-type="string" calcext:value-type="string">
            <text:p>KBDB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BACKL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BACKL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H2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BACKL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H3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BACKL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H6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H7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H8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H9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H10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5</text:p>
          </table:table-cell>
          <table:table-cell table:style-name="ce1"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USB_Power</text:p>
          </table:table-cell>
          <table:table-cell table:number-columns-repeated="1019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PI0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SEG_ANODE</text:p>
          </table:table-cell>
          <table:table-cell table:style-name="ce1"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1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2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3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G16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PI4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KBDA0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I5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KBDA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I6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KBDA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PI7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KBDA3</text:p>
          </table:table-cell>
          <table:table-cell table:style-name="ce1"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B3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B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B5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B6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B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CLK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D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2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6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G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HSYNC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R3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R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R5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R6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R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TDC_VSYNC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3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NCS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CLK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MCO_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I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OU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K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MD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0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1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2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3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CK-SWCLK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MS-SWDIO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0/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WKUP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RX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TX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M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P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VBUS</text:p>
          </table:table-cell>
          <table:table-cell table:number-columns-repeated="1020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YPASS_REG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VDDSDMMC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.A1:sheet.E177" table:display-filter-buttons="true">
          <table:filter>
            <table:filter-and>
              <table:filter-condition table:field-number="2" table:value="Reset" table:operator="=">
                <table:filter-set-item table:value="Reset"/>
                <table:filter-set-item table:value="Boot"/>
                <table:filter-set-item table:value="I/O"/>
                <table:filter-set-item table:value="Input"/>
                <table:filter-set-item table:value="Output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3:57:13.533877598</dc:date>
    <meta:editing-duration>PT10M11S</meta:editing-duration>
    <meta:editing-cycles>4</meta:editing-cycles>
    <meta:generator>LibreOffice/5.1.6.2$Linux_X86_64 LibreOffice_project/10m0$Build-2</meta:generator>
    <meta:document-statistic meta:table-count="1" meta:cell-count="693" meta:object-count="0"/>
  </office:meta>
</office:document-meta>
</file>